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ranscendental Equations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6:19:05.065797546</meta:creation-date>
    <meta:editing-duration>PT2M40S</meta:editing-duration>
    <meta:editing-cycles>2</meta:editing-cycles>
    <meta:generator>LibreOffice/7.5.9.2$Linux_X86_64 LibreOffice_project/50$Build-2</meta:generator>
    <meta:initial-creator>Michael Fuhrman</meta:initial-creator>
    <dc:date>2024-04-12T16:21:26.976929458</dc:date>
    <dc:creator>Michael Fuhrman</dc:creator>
    <meta:document-statistic meta:table-count="0" meta:image-count="0" meta:object-count="0" meta:page-count="1" meta:paragraph-count="1" meta:word-count="2" meta:character-count="24" meta:non-whitespace-character-count="23"/>
  </office:meta>
</office:document-meta>
</file>